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165" officeooo:paragraph-rsid="00134165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2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64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18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27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34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6" draw:text-style-name="P4" svg:width="3.0087in" svg:height="5.4315in" svg:x="-0.4783in" svg:y="0.0984in"><draw:text-box><text:p text:style-name="P3"><text:span text:style-name="T1">piechart</text:span></text:p><text:p text:style-name="P3"><text:span text:style-name="T1">set terminal pdf</text:span></text:p><text:p text:style-name="P3"><text:span text:style-name="T1">set output "e.pdf"</text:span></text:p><text:p text:style-name="P3"><text:span text:style-name="T1">set title "Piechart"</text:span></text:p><text:p text:style-name="P3"><text:span text:style-name="T1">set key out top box</text:span></text:p><text:p text:style-name="P3"><text:span text:style-name="T1">set style fill solid 1.0 border -1</text:span></text:p><text:p text:style-name="P3"><text:span text:style-name="T1">a1 = 0.123*360</text:span></text:p><text:p text:style-name="P3"><text:span text:style-name="T1">a2 = a1+0.066*360</text:span></text:p><text:p text:style-name="P3"><text:span text:style-name="T1">a3 = a2+0.249*360</text:span></text:p><text:p text:style-name="P3"><text:span text:style-name="T1">a4 =a3+0.406*360</text:span></text:p><text:p text:style-name="P3"><text:span text:style-name="T1">a5= a4+0.091*360</text:span></text:p><text:p text:style-name="P3"><text:span text:style-name="T1">a6 = a5+0.065*360</text:span></text:p><text:p text:style-name="P3"><text:span text:style-name="T1">set angles degree</text:span></text:p><text:p text:style-name="P3"><text:span text:style-name="T1">set xrange[-1.5:1.5]</text:span></text:p><text:p text:style-name="P3"><text:span text:style-name="T1">set yrange[-1.5:1.5]</text:span></text:p><text:p text:style-name="P3"><text:span text:style-name="T1">set size square</text:span></text:p><text:p text:style-name="P3"><text:span text:style-name="T1">set obj 1 circle arc [0:a1] fc rgb "red"</text:span></text:p><text:p text:style-name="P3"><text:span text:style-name="T1">set obj 2 circle arc [a1:a2] fc rgb "orange"</text:span></text:p><text:p text:style-name="P3"><text:span text:style-name="T1">set obj 3 circle arc [a2:a3] fc rgb "yellow"</text:span></text:p><text:p text:style-name="P3"><text:span text:style-name="T1">set obj 4 circle arc [a3:a4] fc rgb "green"</text:span></text:p><text:p text:style-name="P3"><text:span text:style-name="T1">set obj 5 circle arc [a4:a5] fc rgb "brown"</text:span></text:p><text:p text:style-name="P3"><text:span text:style-name="T1">set obj 6 circle arc [a5:a6] fc rgb "blue"</text:span></text:p><text:p text:style-name="P3"><text:span text:style-name="T1">set obj 1 circle at 0,0 size 1 front</text:span></text:p><text:p text:style-name="P3"><text:span text:style-name="T1">set obj 2 circle at 0,0 size 1 front</text:span></text:p><text:p text:style-name="P3"><text:span text:style-name="T1">set obj 3 circle at 0,0 size 1 front</text:span></text:p><text:p text:style-name="P3"><text:span text:style-name="T1">set obj 4 circle at 0,0 size 1 front</text:span></text:p><text:p text:style-name="P3"><text:span text:style-name="T1">set obj 5 circle at 0,0 size 1 front</text:span></text:p><text:p text:style-name="P3"><text:span text:style-name="T1">set obj 6 circle at 0,0 size 1 front</text:span></text:p><text:p text:style-name="P3"><text:span text:style-name="T1">plot NaN title 'Facecream' with lines lc rgb "red", \</text:span></text:p><text:p text:style-name="P3"><text:span text:style-name="T1"><text:s text:c="5"/></text:span><text:span text:style-name="T1">NaN title 'Facewash' with lines lc rgb "orange", \</text:span></text:p><text:p text:style-name="P3"><text:span text:style-name="T1"><text:s text:c="5"/></text:span><text:span text:style-name="T1">NaN title 'Toothpaste' with lines lc rgb "yellow", \</text:span></text:p><text:p text:style-name="P3"><text:span text:style-name="T1"><text:s text:c="5"/></text:span><text:span text:style-name="T1">NaN title 'Bathingsoap' with lines lc rgb "green", \</text:span></text:p><text:p text:style-name="P3"><text:span text:style-name="T1"><text:s text:c="5"/></text:span><text:span text:style-name="T1">NaN title 'Shampoo' with lines lc rgb "brown", \</text:span></text:p><text:p text:style-name="P3"><text:span text:style-name="T1"><text:s text:c="5"/></text:span><text:span text:style-name="T1">NaN title 'Moisturizer' with lines lc rgb "blue"</text:span></text:p></draw:text-box></draw:frame><draw:frame text:anchor-type="paragraph" draw:z-index="1" draw:name="Text Frame 2" draw:style-name="gr5" draw:text-style-name="P2" svg:width="3.5921in" svg:height="2.2752in" svg:x="3.1047in" svg:y="0.1902in"><draw:text-box><text:p><text:span text:style-name="T1">linespoints</text:span></text:p><text:p><text:span text:style-name="T1">set datafile separator ","</text:span></text:p><text:p><text:span text:style-name="T1">set terminal pdf</text:span></text:p><text:p><text:span text:style-name="T1">set output "a.pdf"</text:span></text:p><text:p><text:span text:style-name="T1">set title "Total Monthly Profit"</text:span></text:p><text:p><text:span text:style-name="T1">set xlabel "Months"</text:span></text:p><text:p><text:span text:style-name="T1">set ylabel "Profit"</text:span></text:p><text:p><text:span text:style-name="T1">set style data linespoints</text:span></text:p><text:p><text:span text:style-name="T1">set grid</text:span></text:p><text:p><text:span text:style-name="T1">set key out top box</text:span></text:p><text:p><text:span text:style-name="T1">set xrange [0:12]</text:span></text:p><text:p><text:span text:style-name="T1">set yrange [0:500000]</text:span></text:p><text:p><text:span text:style-name="T1">plot 'company_sales_data.csv' u 9:xtic(1) lt 5 lc "blue" title "TP"</text:span></text:p><text:p/></draw:text-box></draw:frame><draw:frame text:anchor-type="paragraph" draw:z-index="2" draw:name="Text Frame 3" draw:style-name="gr4" draw:text-style-name="P2" svg:width="3.4587in" svg:height="3.5469in" svg:x="3.1134in" svg:y="2.4654in"><draw:text-box><text:p><text:span text:style-name="T1">2nd</text:span></text:p><text:p><text:span text:style-name="T1">set datafile separator ","</text:span></text:p><text:p><text:span text:style-name="T1">set terminal pdf</text:span></text:p><text:p><text:span text:style-name="T1">set output "b.pdf"</text:span></text:p><text:p><text:span text:style-name="T1">set title "All Products"</text:span></text:p><text:p><text:span text:style-name="T1">set xlabel "Months"</text:span></text:p><text:p><text:span text:style-name="T1">set ylabel "Product"</text:span></text:p><text:p><text:span text:style-name="T1">set style data linespoints</text:span></text:p><text:p><text:span text:style-name="T1">set key out top box</text:span></text:p><text:p><text:span text:style-name="T1">plot 'company_sales_data.csv' u 1:2 title "Facecream" lt 5 lc </text:span><text:span text:style-name="T1">"orange", \</text:span></text:p><text:p><text:span text:style-name="T1"><text:s text:c="5"/></text:span><text:span text:style-name="T1">'company_sales_data.csv' u 1:3 title "Facewash" lt 5 lc </text:span><text:span text:style-name="T1">"red", \</text:span></text:p><text:p><text:span text:style-name="T1"><text:s text:c="5"/></text:span><text:span text:style-name="T1">'company_sales_data.csv' u 1:4 title "Toothpaste" lt 5 lc </text:span><text:span text:style-name="T1">"green", \</text:span></text:p><text:p><text:span text:style-name="T1"><text:s text:c="5"/></text:span><text:span text:style-name="T1">'company_sales_data.csv' u 1:5 title "Bathingsoap" lt 5 lc </text:span><text:span text:style-name="T1">"blue", \</text:span></text:p><text:p><text:span text:style-name="T1"><text:s text:c="5"/></text:span><text:span text:style-name="T1">'company_sales_data.csv' u 1:6 title "Shampoo" lt 5 lc </text:span><text:span text:style-name="T1">"black", \</text:span></text:p><text:p><text:span text:style-name="T1"><text:s text:c="5"/></text:span><text:span text:style-name="T1">'company_sales_data.csv' u 1:7 title "Moisturizer" lt 5 lc </text:span><text:span text:style-name="T1">"pink"</text:span></text:p><text:p/></draw:text-box></draw:frame><draw:frame text:anchor-type="paragraph" draw:z-index="3" draw:name="Text Frame 4" draw:style-name="gr3" draw:text-style-name="P2" svg:width="2.9504in" svg:height="2.7161in" svg:x="-0.2866in" svg:y="6.1154in"><draw:text-box><text:p><text:span text:style-name="T1">q6</text:span></text:p><text:p><text:span text:style-name="T1">set term pdf</text:span></text:p><text:p><text:span text:style-name="T1">set output 'ques6.pdf'</text:span></text:p><text:p><text:span text:style-name="T1">set title 'All sales data product-wise'</text:span></text:p><text:p><text:span text:style-name="T1">set xlabel 'Products'</text:span></text:p><text:p><text:span text:style-name="T1">set ylabel 'Sales'</text:span></text:p><text:p><text:span text:style-name="T1">set key out top box</text:span></text:p><text:p><text:span text:style-name="T1">set style histogram columnstacked gap 2</text:span></text:p><text:p><text:span text:style-name="T1">set style data histogram</text:span></text:p><text:p><text:span text:style-name="T1">set boxwidth 0.6</text:span></text:p><text:p><text:span text:style-name="T1">set style fill solid</text:span></text:p><text:p><text:span text:style-name="T1">set xtics rotate by -45</text:span></text:p><text:p><text:span text:style-name="T1">plot 'data.dat' using 2:xtic(1) title columnheader(2), '' using 3 title columnheader(3),'' using 4 title columnheader(4),'' using 5 title columnheader(5),'' using 6 title columnheader(6),'' using 7 title columnheader(7)</text:span></text:p></draw:text-box></draw:frame><draw:frame text:anchor-type="paragraph" draw:z-index="4" draw:name="Text Frame 5" draw:style-name="gr2" draw:text-style-name="P4" svg:width="3.9567in" svg:height="4.7217in" svg:x="3.5236in" svg:y="6.1189in"><draw:text-box><text:p text:style-name="P3"><text:span text:style-name="T1">#!/bin/bash</text:span></text:p><text:p text:style-name="P3"><text:span text:style-name="T1"/></text:p><text:p text:style-name="P3"><text:span text:style-name="T1"># File to store the data</text:span></text:p><text:p text:style-name="P3"><text:span text:style-name="T1">DATA_FILE="marks.data"</text:span></text:p><text:p text:style-name="P3"><text:span text:style-name="T1"/></text:p><text:p text:style-name="P3"><text:span text:style-name="T1"># Initialize the data file with the header</text:span></text:p><text:p text:style-name="P3"><text:span text:style-name="T1">echo "Course Student1 Student2 Student3" &gt; </text:span><text:span text:style-name="T1">"$DATA_FILE"</text:span></text:p><text:p text:style-name="P3"><text:span text:style-name="T1"/></text:p><text:p text:style-name="P3"><text:span text:style-name="T1"># Define course codes (you can adjust these as </text:span><text:span text:style-name="T1">needed)</text:span></text:p><text:p text:style-name="P3"><text:span text:style-name="T1">courses=("CS100" "CS101" "CS102" "CS103" </text:span><text:span text:style-name="T1">"CS104")</text:span></text:p><text:p text:style-name="P3"><text:span text:style-name="T1"/></text:p><text:p text:style-name="P3"><text:span text:style-name="T1">echo "Enter marks for each student in 5 courses."</text:span></text:p><text:p text:style-name="P3"><text:span text:style-name="T1"/></text:p><text:p text:style-name="P3"><text:span text:style-name="T1"># Loop through each course to get marks for each </text:span><text:span text:style-name="T1">student</text:span></text:p><text:p text:style-name="P3"><text:span text:style-name="T1">for course in "${courses[@]}"; do</text:span></text:p><text:p text:style-name="P3"><text:span text:style-name="T1"><text:s text:c="4"/></text:span><text:span text:style-name="T1"># Initialize a line with the course ID</text:span></text:p><text:p text:style-name="P3"><text:span text:style-name="T1"><text:s text:c="4"/></text:span><text:span text:style-name="T1">line="$course"</text:span></text:p><text:p text:style-name="P3"><text:span text:style-name="T1"><text:s text:c="4"/></text:span></text:p><text:p text:style-name="P3"><text:span text:style-name="T1"><text:s text:c="4"/></text:span><text:span text:style-name="T1"># Prompt user to enter marks for each student</text:span></text:p><text:p text:style-name="P3"><text:span text:style-name="T1"><text:s text:c="4"/></text:span><text:span text:style-name="T1">for student in {1..3}; do</text:span></text:p><text:p text:style-name="P3"><text:span text:style-name="T1"><text:s text:c="8"/></text:span><text:span text:style-name="T1">read -p "Enter marks for Student${student} in </text:span><text:span text:style-name="T1">$course: " marks</text:span></text:p><text:p text:style-name="P3"><text:span text:style-name="T1"><text:s text:c="8"/></text:span><text:span text:style-name="T1">line="$line $marks"</text:span></text:p><text:p text:style-name="P3"><text:span text:style-name="T1"><text:s text:c="4"/></text:span><text:span text:style-name="T1">done</text:span></text:p><text:p text:style-name="P3"><text:span text:style-name="T1"><text:s text:c="4"/></text:span></text:p><text:p text:style-name="P3"><text:span text:style-name="T1"><text:s text:c="4"/></text:span><text:span text:style-name="T1"># Append the line to the data file</text:span></text:p><text:p text:style-name="P3"><text:span text:style-name="T1"><text:s text:c="4"/></text:span><text:span text:style-name="T1">echo "$line" &gt;&gt; "$DATA_FILE"</text:span></text:p><text:p text:style-name="P3"><text:span text:style-name="T1">done</text:span></text:p><text:p text:style-name="P3"><text:span text:style-name="T1"/></text:p><text:p text:style-name="P3"><text:span text:style-name="T1">echo "Data saved to $DATA_FILE"</text:span></text:p></draw:text-box></draw:frame><draw:frame text:anchor-type="paragraph" draw:z-index="5" draw:name="Text Frame 6" draw:style-name="gr1" draw:text-style-name="P2" svg:width="2.4169in" svg:height="0.6004in" svg:x="2.0217in" svg:y="-0.6681in"><draw:text-box><text:p>NAME : KARTIKEYA </text:p><text:p>ID : 12341090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3:48:27.506444404</meta:creation-date>
    <dc:date>2024-11-08T14:06:33.711517846</dc:date>
    <meta:editing-duration>PT6M55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